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Normal" style:font-pitch="variable" style:font-charset="x-symbol"/>
    <style:font-face style:name="OpenSymbol" svg:font-family="OpenSymbol"/>
    <style:font-face style:name="Wingdings 2" svg:font-family="'Wingdings 2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OpenSymbol2" svg:font-family="OpenSymbol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style:font-name="Verdana" fo:font-size="13pt" style:font-name-asian="Verdana1" style:font-size-asian="13pt" style:font-name-complex="Verdana1" style:font-size-complex="13pt"/>
    </style:style>
    <style:style style:name="P3" style:family="paragraph" style:parent-style-name="Standard">
      <style:paragraph-properties fo:margin-top="0cm" fo:margin-bottom="0cm"/>
      <style:text-properties style:font-name="Verdana" fo:font-size="13pt" style:text-underline-style="solid" style:text-underline-width="auto" style:text-underline-color="font-color" style:font-name-asian="Verdana1" style:font-size-asian="13pt" style:font-name-complex="Verdana1" style:font-size-complex="13pt"/>
    </style:style>
    <style:style style:name="P4" style:family="paragraph" style:parent-style-name="Standard" style:list-style-name="L2">
      <style:paragraph-properties fo:margin-top="0cm" fo:margin-bottom="0cm"/>
    </style:style>
    <style:style style:name="P5" style:family="paragraph" style:parent-style-name="Standard" style:list-style-name="L3">
      <style:paragraph-properties fo:margin-top="0cm" fo:margin-bottom="0cm"/>
    </style:style>
    <style:style style:name="P6" style:family="paragraph" style:parent-style-name="Standard" style:master-page-name="Standard">
      <style:paragraph-properties fo:margin-top="0cm" fo:margin-bottom="0cm" fo:text-align="center" style:justify-single-word="false" style:page-number="auto"/>
    </style:style>
    <style:style style:name="P7" style:family="paragraph" style:parent-style-name="Standard" style:list-style-name="WWNum1">
      <style:paragraph-properties fo:margin-left="3.81cm" fo:margin-right="0cm" fo:margin-top="0cm" fo:margin-bottom="0cm" fo:text-indent="-0.635cm" style:auto-text-indent="false"/>
    </style:style>
    <style:style style:name="P8" style:family="paragraph" style:parent-style-name="Standard" style:list-style-name="WWNum7">
      <style:paragraph-properties fo:margin-left="3.81cm" fo:margin-right="0cm" fo:margin-top="0cm" fo:margin-bottom="0cm" fo:text-indent="-0.635cm" style:auto-text-indent="false"/>
    </style:style>
    <style:style style:name="P9" style:family="paragraph" style:parent-style-name="Standard" style:list-style-name="WWNum9">
      <style:paragraph-properties fo:margin-left="3.81cm" fo:margin-right="0cm" fo:margin-top="0cm" fo:margin-bottom="0cm" fo:text-indent="-0.635cm" style:auto-text-indent="false"/>
    </style:style>
    <style:style style:name="P10" style:family="paragraph" style:parent-style-name="Standard">
      <style:paragraph-properties fo:margin-left="2.54cm" fo:margin-right="0cm" fo:margin-top="0cm" fo:margin-bottom="0cm" fo:text-indent="-0.635cm" style:auto-text-indent="false"/>
    </style:style>
    <style:style style:name="P11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Verdana" fo:font-size="13pt" style:font-name-asian="Verdana1" style:font-size-asian="13pt" style:font-name-complex="Verdana1" style:font-size-complex="13pt"/>
    </style:style>
    <style:style style:name="P13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Verdana" fo:font-size="13pt" style:text-underline-style="solid" style:text-underline-width="auto" style:text-underline-color="font-color" style:font-name-asian="Verdana1" style:font-size-asian="13pt" style:font-name-complex="Verdana1" style:font-size-complex="13pt"/>
    </style:style>
    <style:style style:name="P14" style:family="paragraph" style:parent-style-name="Standard">
      <style:paragraph-properties fo:margin-left="0cm" fo:margin-right="0cm" fo:margin-top="0cm" fo:margin-bottom="0cm" fo:text-indent="0cm" style:auto-text-indent="false"/>
      <style:text-properties style:text-underline-style="solid" style:text-underline-width="auto" style:text-underline-color="font-color"/>
    </style:style>
    <style:style style:name="P15" style:family="paragraph" style:parent-style-name="Standard" style:list-style-name="">
      <style:paragraph-properties fo:margin-left="4.445cm" fo:margin-right="0cm" fo:margin-top="0cm" fo:margin-bottom="0cm" fo:text-indent="0cm" style:auto-text-indent="false"/>
      <style:text-properties style:font-name="Verdana" fo:font-size="13pt" style:font-name-asian="Verdana1" style:font-size-asian="13pt" style:font-name-complex="Verdana1" style:font-size-complex="13pt"/>
    </style:style>
    <style:style style:name="T1" style:family="text">
      <style:text-properties style:font-name="Verdana" fo:font-size="15pt" fo:font-weight="bold" style:font-name-asian="Verdana1" style:font-size-asian="15pt" style:font-weight-asian="bold" style:font-name-complex="Verdana1" style:font-size-complex="15pt"/>
    </style:style>
    <style:style style:name="T2" style:family="text">
      <style:text-properties style:font-name="Verdana" fo:font-size="13pt" style:font-name-asian="Verdana1" style:font-size-asian="13pt" style:font-name-complex="Verdana1" style:font-size-complex="13pt"/>
    </style:style>
    <style:style style:name="T3" style:family="text">
      <style:text-properties style:font-name="Verdana" fo:font-size="13pt" style:text-underline-style="solid" style:text-underline-width="auto" style:text-underline-color="font-color" style:font-name-asian="Verdana1" style:font-size-asian="13pt" style:font-name-complex="Verdana1" style:font-size-complex="13pt"/>
    </style:style>
    <style:style style:name="T4" style:family="text">
      <style:text-properties style:font-name="Verdana" fo:font-size="13pt" style:text-underline-style="none" style:font-name-asian="Verdana1" style:font-size-asian="13pt" style:font-name-complex="Verdana1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ojet BDD : Forum nouvelles technologies</text:span></text:p>
      <text:p text:style-name="P2"/>
      <text:p text:style-name="P1"><text:span text:style-name="T3">Description du projet:</text:span></text:p>
      <text:p text:style-name="P3"/>
      <text:p text:style-name="P1"><text:span text:style-name="T2"><text:tab/>Le forum “le E-forum” propose les services suivants:</text:span></text:p>
      <text:list xml:id="list7445658142822835048" text:style-name="WWNum1">
        <text:list-item>
          <text:p text:style-name="P7"><text:span text:style-name="T2">création d’utilisateur</text:span></text:p>
        </text:list-item>
      </text:list>
      <text:list xml:id="list7464342498468160732" text:style-name="WWNum7">
        <text:list-item>
          <text:p text:style-name="P8"><text:span text:style-name="T2">modification d’un profil d’utilisateur</text:span></text:p>
        </text:list-item>
      </text:list>
      <text:list xml:id="list4578439079056447943" text:style-name="WWNum9">
        <text:list-item>
          <text:p text:style-name="P9"><text:span text:style-name="T2">un utilisateur peut poster et lire des messages</text:span></text:p>
        </text:list-item>
        <text:list-item>
          <text:p text:style-name="P9"><text:span text:style-name="T2">un message est contenu dans une unique catégorie</text:span></text:p>
        </text:list-item>
        <text:list-item>
          <text:p text:style-name="P9"><text:span text:style-name="T2">proposition de profil pour recruteur </text:span></text:p>
        </text:list-item>
      </text:list>
      <text:p text:style-name="P2"/>
      <text:p text:style-name="P2"/>
      <text:p text:style-name="P1"><text:span text:style-name="T3">Description des entités:</text:span></text:p>
      <text:p text:style-name="P10"><text:span text:style-name="T2">Utilisateur:</text:span></text:p>
      <text:p text:style-name="P11"><text:span text:style-name="T4"><text:tab/><text:tab/>- Pseudonyme</text:span></text:p>
      <text:p text:style-name="P11"><text:span text:style-name="T4"><text:tab/><text:tab/>- Adresse Mail</text:span></text:p>
      <text:p text:style-name="P11"><text:span text:style-name="T4"><text:tab/><text:tab/>- Date Naissance</text:span></text:p>
      <text:p text:style-name="P11"><text:span text:style-name="T4"><text:tab/><text:tab/>- Sexe</text:span></text:p>
      <text:p text:style-name="P11"><text:span text:style-name="T4"><text:tab/><text:tab/>- Ville</text:span></text:p>
      <text:p text:style-name="P11"><text:span text:style-name="T4"><text:tab/><text:tab/>- Etude</text:span></text:p>
      <text:p text:style-name="P11"><text:span text:style-name="T4"><text:tab/><text:tab/>- Nombre de message</text:span></text:p>
      <text:p text:style-name="P11"><text:span text:style-name="T4"><text:tab/><text:tab/>- Moyenne de la qualité des messages</text:span></text:p>
      <text:p text:style-name="P11"><text:span text:style-name="T4"><text:tab/><text:tab/>- Langage de programmation connus</text:span></text:p>
      <text:p text:style-name="P11"><text:span text:style-name="T4"><text:tab/><text:tab/>- Niveau en programmation</text:span></text:p>
      <text:p text:style-name="P11"><text:span text:style-name="T4"><text:tab/><text:tab/>- Date de dernière connexion</text:span></text:p>
      <text:p text:style-name="P10"><text:span text:style-name="T2">Message:</text:span></text:p>
      <text:p text:style-name="P10"><text:span text:style-name="T2"><text:tab/>- Id message</text:span></text:p>
      <text:p text:style-name="P10"><text:span text:style-name="T2"><text:tab/>- Date du message</text:span></text:p>
      <text:p text:style-name="P10"><text:span text:style-name="T2"><text:tab/>- Contenu du message</text:span></text:p>
      <text:p text:style-name="P10"><text:span text:style-name="T2"><text:tab/>- Qualité du message</text:span></text:p>
      <text:p text:style-name="P10"><text:span text:style-name="T2">Catégorie</text:span></text:p>
      <text:p text:style-name="P10"><text:span text:style-name="T2"><text:tab/>- Nom de la catégorie</text:span></text:p>
      <text:p text:style-name="P10"><text:bookmark text:name="__DdeLink__76_103818385"/><text:span text:style-name="T2"><text:tab/>- Popularité</text:span></text:p>
      <text:p text:style-name="P10"><text:span text:style-name="T2">Sujet</text:span></text:p>
      <text:p text:style-name="P10"><text:span text:style-name="T2"><text:tab/>- Id sujet</text:span></text:p>
      <text:p text:style-name="P10"><text:span text:style-name="T2"><text:s text:c="4"/>- Nom sujet</text:span></text:p>
      <text:p text:style-name="P10"><text:span text:style-name="T2"><text:tab/>- Date de creation du sujet</text:span></text:p>
      <text:p text:style-name="P10"><text:span text:style-name="T2"><text:tab/>- Popularité du sujet</text:span></text:p>
      <text:p text:style-name="P11"><text:soft-page-break/><text:span text:style-name="T2"><text:tab/>Support</text:span></text:p>
      <text:p text:style-name="P11"><text:span text:style-name="T2"><text:tab/><text:tab/>- ID du support</text:span></text:p>
      <text:p text:style-name="P11"><text:span text:style-name="T2"><text:tab/><text:tab/>- Système d’exploitation</text:span></text:p>
      <text:p text:style-name="P11"><text:span text:style-name="T2"><text:tab/><text:tab/>- Navigateur internet</text:span></text:p>
      <text:p text:style-name="P11"><text:span text:style-name="T2"><text:tab/>Rang</text:span></text:p>
      <text:p text:style-name="P11"><text:span text:style-name="T2"><text:tab/><text:tab/>- Nom du rang</text:span></text:p>
      <text:p text:style-name="P11"><text:span text:style-name="T2"><text:tab/><text:tab/>- Palier d'accès</text:span></text:p>
      <text:p text:style-name="P12"><text:tab/>Statistiques</text:p>
      <text:p text:style-name="P12"><text:tab/><text:tab/>- Date</text:p>
      <text:p text:style-name="P12"><text:tab/><text:tab/>- Tranche Horaire</text:p>
      <text:p text:style-name="P12"><text:tab/><text:tab/>- Nombre de connexions</text:p>
      <text:p text:style-name="P12"><text:tab/><text:tab/>- Nombre de message postés</text:p>
      <text:p text:style-name="P12"><text:tab/>Status</text:p>
      <text:p text:style-name="P12"><text:tab/><text:tab/>- Initulé Status</text:p>
      <text:p text:style-name="P12"><text:tab/>Section</text:p>
      <text:p text:style-name="P12"><text:tab/><text:tab/>- Nom Section</text:p>
      <text:p text:style-name="P12"><text:tab/><text:tab/>- Popularité Section</text:p>
      <text:p text:style-name="P12"/>
      <text:p text:style-name="P14"><text:span text:style-name="T2"/></text:p>
      <text:p text:style-name="P14"><text:span text:style-name="T2">Description des fonctionnalités:</text:span></text:p>
      <text:p text:style-name="P13"/>
      <text:p text:style-name="P11"><text:span text:style-name="T2"><text:tab/>- Création d'un utilisateur </text:span></text:p>
      <text:p text:style-name="P1"><text:span text:style-name="T2"><text:tab/><text:tab/>Il doit remplir les champs suivant : nom, prénom, date <text:tab/>de naissance, sexe, ville, adresse mail, langage de <text:tab/><text:tab/><text:tab/>programmation et son niveau et ou domaine d’étude.</text:span></text:p>
      <text:p text:style-name="P1"><text:span text:style-name="T2"><text:tab/></text:span></text:p>
      <text:list xml:id="list7759857697978685047" text:style-name="L2">
        <text:list-item>
          <text:list>
            <text:list-item>
              <text:p text:style-name="P4"><text:span text:style-name="T2">Modification d’un utilisateur</text:span></text:p>
            </text:list-item>
          </text:list>
        </text:list-item>
      </text:list>
      <text:p text:style-name="P1"><text:span text:style-name="T2"><text:tab/><text:tab/>Tous les utilisateurs peuvent changer leurs informations <text:tab/>suivantes : ville , études, langage de programmation, niveau <text:tab/>de programmation.</text:span></text:p>
      <text:list xml:id="list41224040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4"><text:span text:style-name="T2"/></text:p>
                    </text:list-header>
                  </text:list>
                </text:list-item>
              </text:list>
            </text:list-item>
          </text:list>
        </text:list-item>
      </text:list>
      <text:list xml:id="list399170929496238143" text:style-name="L3">
        <text:list-item>
          <text:list>
            <text:list-item>
              <text:p text:style-name="P5"><text:span text:style-name="T2">Suppression d’un utilisateur</text:span></text:p>
            </text:list-item>
          </text:list>
        </text:list-item>
      </text:list>
      <text:p text:style-name="P1"><text:span text:style-name="T2"><text:tab/><text:tab/>Si un utilisateur décide de supprimer son compte, on <text:tab/>conserve le profil mais il passe dans la liste des <text:tab/>utilisateurs <text:tab/>supprimés. Ses messages restent disponibles mais le <text:tab/>pseudo <text:tab/>passe en «compte supprimé». Le pseudo d'origine ne <text:tab/>sera pas <text:tab/>réutilisable par d'autres utilisateurs.</text:span></text:p>
      <text:p text:style-name="P11"><text:soft-page-break/><text:span text:style-name="T2"><text:tab/>- Droit des utilisateurs</text:span></text:p>
      <text:p text:style-name="P1"><text:span text:style-name="T2"><text:tab/><text:tab/>Un utilisateur normal peut poster des messages et <text:s text:c="3"/><text:tab/>créer des sujets. Il peut supprimer ses propres messages et <text:tab/>fermer ses propres sujets.</text:span></text:p>
      <text:p text:style-name="P1"><text:span text:style-name="T2"><text:tab/><text:tab/>Un modérateur est responsable d’une ou plusieurs <text:tab/>catégorie(s). Il peut modifier et supprimer les <text:tab/><text:tab/><text:tab/>messages et les sujets des autres utilisateurs et <text:tab/><text:tab/><text:tab/>promouvoir des utilisateurs au status de recruteur.</text:span></text:p>
      <text:p text:style-name="P1"><text:span text:style-name="T2"><text:tab/><text:tab/>Un administrateur possède les mêmes droits qu'un <text:tab/>modérateur mais il peut aussi consulter les stats du <text:tab/><text:tab/>forum, ainsi que supprimer des utilisateurs.</text:span></text:p>
      <text:p text:style-name="P1"><text:span text:style-name="T2"><text:tab/><text:tab/>Un recruteur acquiert son status après demande à un <text:tab/>administrateur ou modérateur. Il dispose des mêmes <text:tab/>droits <text:tab/>qu'un utilisateur normal mais dispose en plus d'un accès à un <text:tab/>outil de recherche de candidats potentiels.</text:span></text:p>
      <text:p text:style-name="P2"/>
      <text:p text:style-name="P11"><text:span text:style-name="T2"><text:tab/>- Proposition de profil pour recruteur</text:span></text:p>
      <text:p text:style-name="P1"><text:span text:style-name="T2"><text:tab/><text:tab/>Un recruteur peut demander certaines conditions <text:tab/>lors de sa recherche de candidats: un périmètre de <text:tab/><text:tab/>recherche, âge, sexe, études, langage et le serveur lui <text:tab/>retournera une liste de 5 profils correspondant au mieux à sa <text:tab/>recherche.</text:span></text:p>
      <text:p text:style-name="P2"/>
      <text:p text:style-name="P11"><text:span text:style-name="T2"><text:tab/>- Structure du forum</text:span></text:p>
      <text:p text:style-name="P11"><text:span text:style-name="T2"><text:tab/><text:tab/>Le forum est composé de plusieurs sections fixées <text:tab/>par les administrateurs. (ex: <text:s/>Informatique, Jeux Vidéos, <text:tab/>Sciences, Bric-à-Brac …).</text:span></text:p>
      <text:p text:style-name="P11"><text:span text:style-name="T2"><text:tab/><text:tab/>Ces sections sont composées de catégories, elles <text:tab/>aussi créées par les administrateurs. Une catégorie <text:tab/><text:tab/>possède un unique modérateur. (ex: Pour la section <text:tab/><text:tab/>Informatique, on pourrait retrouver des catégories telles <text:tab/>que: <text:s/>Programmation, Matériel, Demande d'aides …).</text:span></text:p>
      <text:p text:style-name="P11"><text:span text:style-name="T2"><text:tab/><text:tab/>Dans les catégories, les utilisateurs peuvent créer <text:tab/>des sujets ainsi que poster des messages dans leurs <text:tab/><text:tab/>sujets et dans les sujets d'autres utilisateurs.</text:span></text:p>
      <text:p text:style-name="P11"><text:span text:style-name="T2"><text:tab/><text:tab/>Les différents éléments présentés ci-dessus auront <text:tab/>une note de «qualité», présentée ci-dessous.</text:span></text:p>
      <text:p text:style-name="P11"><text:soft-page-break/><text:span text:style-name="T2"><text:tab/>- Statistiques d’utilisation du forum</text:span></text:p>
      <text:p text:style-name="P1"><text:span text:style-name="T2"><text:tab/><text:tab/>A chaque message posté par un utilisateur, son nombre <text:tab/>de messages s'incrémente.</text:span></text:p>
      <text:p text:style-name="P1"><text:span text:style-name="T2"><text:tab/><text:tab/>Lorsqu'un message est vu, le compteur de popularité <text:tab/>correspondant à sa catégorie et sa section augmente de 0.01.</text:span></text:p>
      <text:p text:style-name="P1"><text:span text:style-name="T2"><text:tab/><text:tab/>A chaque «upvote» sur un message, sa qualité augmente <text:tab/>de 1.</text:span></text:p>
      <text:p text:style-name="P1"><text:span text:style-name="T2"><text:tab/><text:tab/>A chaque «downvote» sur un message, sa qualité <text:tab/>diminue de 0,5.</text:span></text:p>
      <text:p text:style-name="P1"><text:span text:style-name="T2"><text:tab/><text:tab/>Une moyenne sera calculée pour chaque utilisateur selon <text:tab/>la qualité de ses messages.</text:span></text:p>
      <text:p text:style-name="P1"><text:span text:style-name="T2"><text:tab/><text:tab/>Tous les jours à minuit, le serveur, pour chaque <text:tab/>personne, va calculer sa moyenne de qualité et va lui définir <text:tab/>un rang.</text:span></text:p>
      <text:p text:style-name="P1"><text:span text:style-name="T2"><text:tab/><text:tab/>Il va aussi calculer le nombre de message sur la journée <text:tab/>dans chaque section/catégorie, les périodes de fréquentation, <text:tab/>la proportion d'âge par catégorie, les préférences de langage <text:tab/>et le sexe par catégorie.</text:span></text:p>
      <text:p text:style-name="P1"><text:span text:style-name="T2"><text:tab/><text:tab/>De plus, à chaque connexion/déconnexion, un “tableau” <text:tab/>de connexion est mis à jour et à minuit le serveur définit les <text:tab/>plages horaires où le forum a été le plus actif / inactif et reset <text:tab/>le tableau.</text:span></text:p>
      <text:p text:style-name="P1"><text:span text:style-name="T2"><text:tab/><text:tab/>A chaque connexion, le serveur détermine le support de <text:tab/>l’utilisateur.</text:span></text:p>
      <text:p text:style-name="P1"><text:span text:style-name="T2"><text:tab/><text:tab/>Tous les dimanches , le serveur fait des statistiques sur: <text:tab/>le navigateur et le système d’exploitation des utilisateurs.</text:span></text:p>
      <text:p text:style-name="P2"/>
      <text:p text:style-name="P1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Normal" style:font-pitch="variable" style:font-charset="x-symbol"/>
    <style:font-face style:name="OpenSymbol" svg:font-family="OpenSymbol"/>
    <style:font-face style:name="Wingdings 2" svg:font-family="'Wingdings 2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OpenSymbol2" svg:font-family="OpenSymbol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fr" fo:country="FR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position="0% 100%" style:font-name="Arial" fo:font-size="11pt" fo:language="fr" fo:country="FR" fo:font-style="normal" style:text-underline-style="none" fo:font-weight="normal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Noto Sans Devanagar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Noto Sans Devanagari1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 style:list-style-name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position="0% 100%" style:font-name="Arial" fo:font-size="11pt" fo:language="fr" fo:country="FR" fo:font-style="normal" style:text-underline-style="none" fo:font-weight="normal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style>
    <style:style style:name="Title" style:family="paragraph" style:parent-style-name="LO-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ListLabel_20_1" style:display-name="ListLabel 1" style:family="text">
      <style:text-properties style:font-name="Verdana" fo:font-size="13pt" style:text-underline-style="none" style:font-size-asian="13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" fo:font-size="13pt" style:text-underline-style="none" style:font-size-asian="13pt"/>
    </style:style>
    <style:style style:name="ListLabel_20_11" style:display-name="ListLabel 11" style:family="text">
      <style:text-properties style:font-name="Verdana" fo:font-size="13pt" style:text-underline-style="none" style:font-size-asian="13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Verdana" fo:font-size="13pt" style:text-underline-style="none" style:font-size-asian="13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Verdana" fo:font-size="13pt" style:text-underline-style="none" style:font-size-asian="13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Verdana" fo:font-size="13pt" style:text-underline-style="none" style:font-size-asian="13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Verdana" fo:font-size="13pt" style:text-underline-style="none" style:font-size-asian="13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Verdana" fo:font-size="13pt" style:text-underline-style="none" style:font-size-asian="13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Verdana" fo:font-size="13pt" style:text-underline-style="none" style:font-size-asian="13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Verdana" fo:font-size="13pt" style:text-underline-style="none" style:font-size-asian="13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Verdana" fo:font-size="13pt" style:text-underline-style="none" style:font-size-asian="13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91" style:display-name="ListLabel 91" style:family="text">
      <style:text-properties fo:font-size="13pt" style:text-underline-style="none" style:font-size-asian="13pt" style:font-name-complex="Wingdings1"/>
    </style:style>
    <style:style style:name="ListLabel_20_92" style:display-name="ListLabel 92" style:family="text">
      <style:text-properties style:text-underline-style="none" style:font-name-complex="Wingdings 21"/>
    </style:style>
    <style:style style:name="ListLabel_20_93" style:display-name="ListLabel 93" style:family="text">
      <style:text-properties style:text-underline-style="none" style:font-name-complex="OpenSymbol2"/>
    </style:style>
    <style:style style:name="ListLabel_20_94" style:display-name="ListLabel 94" style:family="text">
      <style:text-properties style:text-underline-style="none" style:font-name-complex="Wingdings1"/>
    </style:style>
    <style:style style:name="ListLabel_20_95" style:display-name="ListLabel 95" style:family="text">
      <style:text-properties fo:font-size="13pt" style:text-underline-style="none" style:font-size-asian="13pt" style:font-name-complex="Wingdings 2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Wingdings"/>
      </text:list-level-style-bullet>
      <text:list-level-style-bullet text:level="2" text:style-name="ListLabel_20_92" style:num-suffix="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"/>
      </text:list-level-style-bullet>
      <text:list-level-style-bullet text:level="2" text:style-name="ListLabel_20_95" style:num-suffix="" text:bullet-char="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"/>
      </text:list-level-style-bullet>
      <text:list-level-style-bullet text:level="2" text:style-name="ListLabel_20_92" style:num-suffix="" text:bullet-char="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"/>
      </text:list-level-style-bullet>
      <text:list-level-style-bullet text:level="2" text:style-name="ListLabel_20_92" style:num-suffix="" text:bullet-char="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"/>
      </text:list-level-style-bullet>
      <text:list-level-style-bullet text:level="2" text:style-name="ListLabel_20_92" style:num-suffix="" text:bullet-char="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text:list-tab-stop-position="0.635cm" fo:text-indent="1.905cm" fo:margin-left="3.175cm"/>
        </style:list-level-properties>
        <style:text-properties style:font-name="Wingdings"/>
      </text:list-level-style-bullet>
      <text:list-level-style-bullet text:level="2" text:style-name="ListLabel_20_92" style:num-suffix="" text:bullet-char="">
        <style:list-level-properties text:list-level-position-and-space-mode="label-alignment">
          <style:list-level-label-alignment text:label-followed-by="listtab" text:list-tab-stop-position="0.635cm" fo:text-indent="3.175cm" fo:margin-left="4.445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text:list-tab-stop-position="0.635cm" fo:text-indent="4.445cm" fo:margin-left="5.715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text:list-tab-stop-position="0.635cm" fo:text-indent="5.715cm" fo:margin-left="6.985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text:list-tab-stop-position="0.635cm" fo:text-indent="6.985cm" fo:margin-left="8.255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text:list-tab-stop-position="0.635cm" fo:text-indent="8.255cm" fo:margin-left="9.525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text:list-tab-stop-position="0.635cm" fo:text-indent="9.525cm" fo:margin-left="10.795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text:list-tab-stop-position="0.635cm" fo:text-indent="10.795cm" fo:margin-left="12.065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text:list-tab-stop-position="0.635cm" fo:text-indent="12.065cm" fo:margin-left="13.3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7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Wingdings"/>
      </text:list-level-style-bullet>
      <text:list-level-style-bullet text:level="2" text:style-name="ListLabel_20_92" style:num-suffix="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text:list-tab-stop-position="1.905cm" fo:text-indent="1.905cm" fo:margin-left="4.445cm"/>
        </style:list-level-properties>
        <style:text-properties style:font-name="Wingdings"/>
      </text:list-level-style-bullet>
      <text:list-level-style-bullet text:level="2" text:style-name="ListLabel_20_92" style:num-suffix="" text:bullet-char="">
        <style:list-level-properties text:list-level-position-and-space-mode="label-alignment">
          <style:list-level-label-alignment text:label-followed-by="listtab" text:list-tab-stop-position="1.905cm" fo:text-indent="3.175cm" fo:margin-left="5.715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text:list-tab-stop-position="1.905cm" fo:text-indent="4.445cm" fo:margin-left="6.985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text:list-tab-stop-position="1.905cm" fo:text-indent="5.715cm" fo:margin-left="8.255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text:list-tab-stop-position="1.905cm" fo:text-indent="6.985cm" fo:margin-left="9.525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text:list-tab-stop-position="1.905cm" fo:text-indent="8.255cm" fo:margin-left="10.795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text:list-tab-stop-position="1.905cm" fo:text-indent="9.525cm" fo:margin-left="12.065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text:list-tab-stop-position="1.905cm" fo:text-indent="10.795cm" fo:margin-left="13.335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text:list-tab-stop-position="1.905cm" fo:text-indent="12.065cm" fo:margin-left="14.60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WWNum9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Wingdings"/>
      </text:list-level-style-bullet>
      <text:list-level-style-bullet text:level="2" text:style-name="ListLabel_20_92" style:num-suffix="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91" style:num-suffix="" text:bullet-char="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"/>
      </text:list-level-style-bullet>
      <text:list-level-style-bullet text:level="2" text:style-name="ListLabel_20_92" style:num-suffix="" text:bullet-char="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Wingdings 2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OpenSymbol1"/>
      </text:list-level-style-bullet>
      <text:list-level-style-bullet text:level="4" text:style-name="ListLabel_20_94" style:num-suffix="" text:bullet-char="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"/>
      </text:list-level-style-bullet>
      <text:list-level-style-bullet text:level="5" text:style-name="ListLabel_20_92" style:num-suffix="" text:bullet-char="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 2"/>
      </text:list-level-style-bullet>
      <text:list-level-style-bullet text:level="6" text:style-name="ListLabel_20_93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OpenSymbol1"/>
      </text:list-level-style-bullet>
      <text:list-level-style-bullet text:level="7" text:style-name="ListLabel_20_94" style:num-suffix="" text:bullet-char="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"/>
      </text:list-level-style-bullet>
      <text:list-level-style-bullet text:level="8" text:style-name="ListLabel_20_92" style:num-suffix="" text:bullet-char="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 2"/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04cm" style:layout-grid-ruby-height="0.01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fr-FR</dc:language>
    <dc:date>2017-03-16T21:03:28.61</dc:date>
    <meta:editing-cycles>8</meta:editing-cycles>
    <meta:editing-duration>PT51M53S</meta:editing-duration>
    <meta:generator>OpenOffice/4.1.2$Win32 OpenOffice.org_project/412m3$Build-9782</meta:generator>
    <meta:document-statistic meta:table-count="0" meta:image-count="0" meta:object-count="0" meta:page-count="4" meta:paragraph-count="82" meta:word-count="713" meta:character-count="4639"/>
  </office:meta>
</office:document-meta>
</file>